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75EEFF1946FAAF3.png" manifest:media-type="image/png"/>
  <manifest:file-entry manifest:full-path="Pictures/1000020100000780000004388381668EE0770841.png" manifest:media-type="image/png"/>
  <manifest:file-entry manifest:full-path="Pictures/10000201000007800000043855ACE5ECDB37FCAD.png" manifest:media-type="image/png"/>
  <manifest:file-entry manifest:full-path="Pictures/100002010000078000000438529270341C41E3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892cm, 15.838cm, 6.917cm, 16.064cm)" draw:image-opacity="100%" style:mirror="none"/>
    </style:style>
    <style:style style:name="gr2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43cm, 18.419cm, 4.25cm, 18.093cm)" draw:image-opacity="100%" style:mirror="none"/>
    </style:style>
    <style:style style:name="gr4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256cm" fo:min-width="1.084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45cm, 14.726cm, 6.563cm, 14.68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554cm, 14.763cm, 6.616cm, 14.70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4cm" svg:height="1.522cm" svg:x="0.608cm" svg:y="0.962cm">
          <draw:image xlink:href="Pictures/1000020100000780000004388381668EE0770841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7.58cm" svg:y="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7.873cm" svg:height="8.862cm" svg:x="0.508cm" svg:y="3.85cm">
          <draw:image xlink:href="Pictures/100002010000078000000438529270341C41E316.png" xlink:type="simple" xlink:show="embed" xlink:actuate="onLoad">
            <text:p/>
          </draw:image>
        </draw:frame>
        <draw:custom-shape draw:style-name="gr4" draw:text-style-name="P2" draw:layer="layout" svg:width="2.286cm" svg:height="0.762cm" svg:x="5.688cm" svg:y="5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1.786cm" svg:height="7.972cm" svg:x="8.534cm" svg:y="3.85cm">
          <draw:image xlink:href="Pictures/10000201000007800000043855ACE5ECDB37FCAD.png" xlink:type="simple" xlink:show="embed" xlink:actuate="onLoad">
            <text:p/>
          </draw:image>
        </draw:frame>
        <draw:frame draw:style-name="gr6" draw:text-style-name="P1" draw:layer="layout" svg:width="11.756cm" svg:height="7.936cm" svg:x="13.97cm" svg:y="5.628cm">
          <draw:image xlink:href="Pictures/100002010000078000000438A75EEFF1946FAAF3.png" xlink:type="simple" xlink:show="embed" xlink:actuate="onLoad">
            <text:p/>
          </draw:image>
        </draw:frame>
        <draw:frame draw:style-name="gr7" draw:text-style-name="P3" draw:layer="layout" svg:width="1.924cm" svg:height="0.802cm" svg:x="0.508cm" svg:y="0.154cm">
          <draw:text-box>
            <text:p><text:span text:style-name="T1">Step 1</text:span></text:p>
          </draw:text-box>
        </draw:frame>
        <draw:frame draw:style-name="gr7" draw:text-style-name="P3" draw:layer="layout" svg:width="1.924cm" svg:height="0.802cm" svg:x="0.508cm" svg:y="2.794cm">
          <draw:text-box>
            <text:p><text:span text:style-name="T1">Step 2</text:span></text:p>
          </draw:text-box>
        </draw:frame>
        <draw:frame draw:style-name="gr7" draw:text-style-name="P3" draw:layer="layout" svg:width="1.924cm" svg:height="0.802cm" svg:x="8.636cm" svg:y="2.794cm">
          <draw:text-box>
            <text:p><text:span text:style-name="T1">Step 3</text:span></text:p>
          </draw:text-box>
        </draw:frame>
        <draw:frame draw:style-name="gr7" draw:text-style-name="P3" draw:layer="layout" svg:width="1.924cm" svg:height="0.802cm" svg:x="21.844cm" svg:y="4.572cm">
          <draw:text-box>
            <text:p><text:span text:style-name="T1">Step 4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1:12.758069570</meta:creation-date>
    <dc:date>2019-09-26T16:19:49.868804857</dc:date>
    <meta:editing-duration>PT8M38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